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style:font-name="Garamond" fo:font-size="30pt" style:font-size-asian="30pt" style:font-size-complex="30pt"/>
    </style:style>
    <style:style style:name="P2" style:family="paragraph" style:parent-style-name="Text_20_body">
      <style:paragraph-properties fo:text-align="center" style:justify-single-word="false"/>
      <style:text-properties style:font-name="Garamond" fo:font-size="30pt" style:font-size-asian="30pt" style:font-size-complex="30pt"/>
    </style:style>
    <style:style style:name="P3" style:family="paragraph" style:parent-style-name="Text_20_body">
      <style:paragraph-properties fo:text-align="start" style:justify-single-word="false"/>
      <style:text-properties style:font-name="Garamond" fo:font-size="18pt" officeooo:rsid="000bd537" style:font-size-asian="15.75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2"/>
      <text:p text:style-name="P1">Git</text:p>
      <text:p text:style-name="P1">&amp;</text:p>
      <text:p text:style-name="P1">GitHub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Git</text:p>
      <text:p text:style-name="P3">Git is a free and open source distributed version control system software.</text:p>
      <text:p text:style-name="P3">it is used to track changes to your files/source code.</text:p>
      <text:p text:style-name="P3">It helps to revert to previous versions of a file/code.</text:p>
      <text:p text:style-name="P3"/>
      <text:p text:style-name="P3">GitHub</text:p>
      <text:p text:style-name="P3">GitHub is a web-based hosting service for Git repositories.</text:p>
      <text:p text:style-name="P3">it is a an online platform to store and share our code with others.</text:p>
      <text:p text:style-name="P3"/>
      <text:p text:style-name="P3">Before Git there was a version control system called SCCS (Source Code Control System).</text:p>
      <text:p text:style-name="P3">It was proprietary software that was used to manage history of code. It was very expensive and not very user-friendly.</text:p>
      <text:p text:style-name="P3"/>
      <text:p text:style-name="P3">Some common version control systems are Subversion (SVN), CVS, Perforce, Mercurial.</text:p>
      <text:p text:style-name="P3"/>
      <text:p text:style-name="P3">Git flow</text:p>
      <text:p text:style-name="P3">Git init</text:p>
      <text:p text:style-name="P3">Git add</text:p>
      <text:p text:style-name="P3">Git commit</text:p>
      <text:p text:style-name="P3">Git push</text:p>
      <text:p text:style-name="P3"/>
      <text:p text:style-name="P3">Repository</text:p>
      <text:p text:style-name="P3"><text:soft-page-break/>It is a collection of files and directories that are stored together.</text:p>
      <text:p text:style-name="P3"/>
      <text:p text:style-name="P3">Staging area</text:p>
      <text:p text:style-name="P3">It is an intermediate space where the changes are collected and it allows us to group, organize and review the files before they are committed to the repository.</text:p>
      <text:p text:style-name="P3"/>
      <text:p text:style-name="P3">Indexing</text:p>
      <text:p text:style-name="P3">it is a process of adding the files to the staging area</text:p>
      <text:p text:style-name="P3"/>
      <text:p text:style-name="P3">Set username and email globally</text:p>
      <text:p text:style-name="P3">git config –global user.name “Your Name”</text:p>
      <text:p text:style-name="P3"/>
      <text:p text:style-name="P3">git --version</text:p>
      <text:p text:style-name="P3">This command displays the version of the git installed on our system.</text:p>
      <text:p text:style-name="P3"/>
      <text:p text:style-name="P3">git status</text:p>
      <text:p text:style-name="P3">This command is used to display the current state of the working directory / repository.</text:p>
      <text:p text:style-name="P3"/>
      <text:p text:style-name="P3">git init</text:p>
      <text:p text:style-name="P3">This command initializes the project directory as a git repository. </text:p>
      <text:p text:style-name="P3">It converts the current directory into git repository. This directory is now tracked by Git</text:p>
      <text:p text:style-name="P3"><text:soft-page-break/>This command adds a hidden .git folder to our project.</text:p>
      <text:p text:style-name="P3"/>
      <text:p text:style-name="P3">.git folder</text:p>
      <text:p text:style-name="P3">This folder contains all the metadata that git uses to manage the repository.</text:p>
      <text:p text:style-name="P3">Git directory is the database where metadata about project files' history will be tracked.</text:p>
      <text:p text:style-name="P3"/>
      <text:p text:style-name="P3">git add</text:p>
      <text:p text:style-name="P3">This command adds the files to the staging area. Stage is a way to tell git to track a particular file or folder.</text:p>
      <text:p text:style-name="P3"><text:s text:c="4"/>-&gt; git add .</text:p>
      <text:p text:style-name="P3"><text:s text:c="7"/>To add all files present in the directory to the staging area.</text:p>
      <text:p text:style-name="P3"><text:s text:c="4"/>-&gt; git add -all or -A</text:p>
      <text:p text:style-name="P3"><text:s text:c="7"/>To add all files present in the directory to the staging area.</text:p>
      <text:p text:style-name="P3"><text:s text:c="4"/>-&gt; git add &lt;file1&gt; &lt;file2&gt;</text:p>
      <text:p text:style-name="P3"><text:s text:c="7"/>To add specific files to the staging area</text:p>
      <text:p text:style-name="P3"/>
      <text:p text:style-name="P3">Git commit -m "message"</text:p>
      <text:p text:style-name="P3">This command is used to commit files to the local git repository with a message.</text:p>
      <text:p text:style-name="P3">It records the changes made to the repository.</text:p>
      <text:p text:style-name="P3">Each commit represents a snapshot of the project at a specific point in time, allowing you to track progress and revert to previous states if necessary.</text:p>
      <text:p text:style-name="P3"><text:soft-page-break/>The information related to this commit (names of files committed, date and time of commit, author of commit, commit message) is stored in the Git directory.</text:p>
      <text:p text:style-name="P3"/>
      <text:p text:style-name="P3">git log</text:p>
      <text:p text:style-name="P3">This command shows the history of our repository.</text:p>
      <text:p text:style-name="P3">It will show all the commits that were made to the repository.</text:p>
      <text:p text:style-name="P3"><text:s text:c="4"/>-&gt; git log --oneline</text:p>
      <text:p text:style-name="P3"><text:s text:c="7"/>This command shows only the commit message</text:p>
      <text:p text:style-name="P3"/>
      <text:p text:style-name="P3">Atomic Commits</text:p>
      <text:p text:style-name="P3">It is way to make sure that each commit is a self-contained unit of work.</text:p>
      <text:p text:style-name="P3">The commit should be able to stand on its own, without depending on or affecting other commits. </text:p>
      <text:p text:style-name="P3">It should also have a clear and descriptive message that summarizes the changes made.</text:p>
      <text:p text:style-name="P3">An atomic commit is the smallest, most meaningful change you can make to the software.</text:p>
      <text:p text:style-name="P3"/>
      <text:p text:style-name="P3">Commit message</text:p>
      <text:p text:style-name="P3">Present tense, Imperative - Depends</text:p>
      <text:p text:style-name="P3">Add Footer to code base or add footer</text:p>
      <text:p text:style-name="P3"/>
      <text:p text:style-name="P3">Default code editor</text:p>
      <text:p text:style-name="P3"><text:soft-page-break/>In Git the default code editor is vim</text:p>
      <text:p text:style-name="P3">If we commit without a message, the git will open the vim editor to enter a message for the commit.</text:p>
      <text:p text:style-name="P3">We need t add message and exit the vim editor using esc key and :wq</text:p>
      <text:p text:style-name="P3"/>
      <text:p text:style-name="P3">.gitignore file</text:p>
      <text:p text:style-name="P3">Gitignore is a file that tells git which files and folders to ignore.</text:p>
      <text:p text:style-name="P3">It is a way to prevent git from tracking certain files or folders.</text:p>
      <text:p text:style-name="P3">You can create a gitignore file and add list of files and folders to ignore.</text:p>
      <text:p text:style-name="P3"/>
      <text:p text:style-name="P3">.gitkeep file</text:p>
      <text:p text:style-name="P3">Git does not track empty folders.</text:p>
      <text:p text:style-name="P3">If we want to keep track of empty folders we can create a .gitkeep or any other file in that empty folder.</text:p>
      <text:p text:style-name="P3"/>
      <text:p text:style-name="P3">Branches</text:p>
      <text:p text:style-name="P3">Branches allows us to work on different versions of a project at the same time.</text:p>
      <text:p text:style-name="P3">They allow you to create a separate line of development that can be worked on independently of the main branch.</text:p>
      <text:p text:style-name="P3">This can be useful when you want to make changes to a project without affecting the main branch or when you want to work on a new feature or bug fix.</text:p>
      <text:p text:style-name="P3"/>
      <text:p text:style-name="P3">git branch or git branch --all</text:p>
      <text:p text:style-name="P3"><text:soft-page-break/>To display all branches both local and remote .</text:p>
      <text:p text:style-name="P3"/>
      <text:p text:style-name="P3">git branch &lt;branch name&gt;</text:p>
      <text:p text:style-name="P3">To create a new branch.</text:p>
      <text:p text:style-name="P3"/>
      <text:p text:style-name="P3">git switch &lt;branch name&gt;</text:p>
      <text:p text:style-name="P3">To switch to a different branch.</text:p>
      <text:p text:style-name="P3"/>
      <text:p text:style-name="P3">git switch -c &lt;branch name&gt;</text:p>
      <text:p text:style-name="P3">This command creates a new barnch if it is not already existed and switches to that branch. If the branch with the same name is already present it just switches.</text:p>
      <text:p text:style-name="P3"/>
      <text:p text:style-name="P3">If we create a new file in one branch it will not appear in another branch.</text:p>
      <text:p text:style-name="P3"/>
      <text:p text:style-name="P3">git checkout &lt;branch name&gt;</text:p>
      <text:p text:style-name="P3">It is used for switching branches, checking out specific commits, and restoring files. However, be cautious as it can lead to data loss if misused.</text:p>
      <text:p text:style-name="P3">git checkout is used for both switching branches and restoring file states, whereas git switch is specifically tailored for switching branches.</text:p>
      <text:p text:style-name="P3"/>
      <text:p text:style-name="P3">Git Graph extension n VS code</text:p>
      <text:p text:style-name="P3"/>
      <text:p text:style-name="P3"><text:soft-page-break/>git merge &lt;branch name&gt;</text:p>
      <text:p text:style-name="P3">To merge ne branch into another one. </text:p>
      <text:p text:style-name="P3"/>
      <text:p text:style-name="P3">Fast-forward merge</text:p>
      <text:p text:style-name="P3">This one is easy as branch that you are trying to merge is usually ahead and there are no conflicts.</text:p>
      <text:p text:style-name="P3">When you are done working on a branch, you can merge it back into the main branch.</text:p>
      <text:p text:style-name="P3"/>
      <text:p text:style-name="P3">Not fast-forward merge</text:p>
      <text:p text:style-name="P3">In this type of merge, the master branch also worked and have some commits that are not in the bug-fix branch. This is a not fast-forward merge.</text:p>
      <text:p text:style-name="P3"/>
      <text:p text:style-name="P3">Managing conflicts between branches</text:p>
      <text:p text:style-name="P3">We have to manually resolve the conflicts. We need to decide what to keep and what to discard.</text:p>
      <text:p text:style-name="P3">VSCode has a built-in merge tool that can help you resolve the conflicts.</text:p>
      <text:p text:style-name="P3">Github also has a merge tool that can help you resolve the conflicts.</text:p>
      <text:p text:style-name="P3"/>
      <text:p text:style-name="P3">First we need to merge the branch and then edit the file and keep the content we need and then add the modified file and commit the changes.</text:p>
      <text:p text:style-name="P3">Then the conflict will be resolved.</text:p>
      <text:p text:style-name="P3"/>
      <text:p text:style-name="P3"><text:soft-page-break/>git branch -m &lt;old-branch-name&gt; &lt;new-branch-name&gt; or git branch -m &lt;new-branch-name&gt;</text:p>
      <text:p text:style-name="P3">To rename a branch</text:p>
      <text:p text:style-name="P3"/>
      <text:p text:style-name="P3">git branch -d &lt;branch-name&gt;</text:p>
      <text:p text:style-name="P3">To delete a branch</text:p>
      <text:p text:style-name="P3"/>
      <text:p text:style-name="P3">Git diff</text:p>
      <text:p text:style-name="P3">The git diff command is a powerful tool in Git that allows you to compare changes between various states of your repository.</text:p>
      <text:p text:style-name="P3">The git diff is an informative command that shows the differences between two commits or two branches.</text:p>
      <text:p text:style-name="P3">It is used to compare the changes made in one commit with the changes made in another commit.</text:p>
      <text:p text:style-name="P3">Git consider the changed versions of same file as two different files. Then it gives names to these two files and shows the differences between them.</text:p>
      <text:p text:style-name="P3"/>
      <text:p text:style-name="P3">How to read the diff</text:p>
      <text:p text:style-name="P3">a -&gt; file A and b -&gt; file B</text:p>
      <text:p text:style-name="P3">---- indicates the file A</text:p>
      <text:p text:style-name="P3">+++ indicates the file B</text:p>
      <text:p text:style-name="P3">@@ indicates the line number</text:p>
      <text:p text:style-name="P3">Here the file A and file B are the same file but different versions.</text:p>
      <text:p text:style-name="P3"/>
      <text:p text:style-name="P3"><text:soft-page-break/>Git will show you the changes made in the file A and file B. It will also show you the line number where the change occurred along with little preview of the change.</text:p>
      <text:p text:style-name="P3"/>
      <text:p text:style-name="P3">git diff --staged</text:p>
      <text:p text:style-name="P3">This command shows the changes between your last commit and the staging area (i.e., changes that are staged and ready to be committed).</text:p>
      <text:p text:style-name="P3"/>
      <text:p text:style-name="P3">git diff &lt;branch-name-one&gt; &lt;branch-name-two&gt; or git diff branch-name-one..branch-name-two</text:p>
      <text:p text:style-name="P3">This command compares the difference between two branches.</text:p>
      <text:p text:style-name="P3"/>
      <text:p text:style-name="P3">git diff &lt;commit-hash-one&gt; &lt;commit-hash-two&gt;</text:p>
      <text:p text:style-name="P3">This command compares the difference between two commits.</text:p>
      <text:p text:style-name="P3"/>
      <text:p text:style-name="P3">Git Stash</text:p>
      <text:p text:style-name="P3">We cannot switch the branches without commiting the changes.</text:p>
      <text:p text:style-name="P3">We can use git stash command to save the changes in a temporary location.</text:p>
      <text:p text:style-name="P3">Stash is a way to save your changes in a temporary location.</text:p>
      <text:p text:style-name="P3">It is useful when you want to make changes to a file but don’t want to commit them yet.</text:p>
      <text:p text:style-name="P3">You can then come back to the file later and apply the changes.</text:p>
      <text:p text:style-name="P3"/>
      <text:p text:style-name="P3">git stash</text:p>
      <text:p text:style-name="P3"><text:soft-page-break/></text:p>
      <text:p text:style-name="P3">Naming the stash</text:p>
      <text:p text:style-name="P3">git stash save "work in progress on X feature"</text:p>
      <text:p text:style-name="P3"/>
      <text:p text:style-name="P3">View the stash list</text:p>
      <text:p text:style-name="P3">git stash list</text:p>
      <text:p text:style-name="P3"/>
      <text:p text:style-name="P3">Apply the stash</text:p>
      <text:p text:style-name="P3">git stash apply</text:p>
      <text:p text:style-name="P3"/>
      <text:p text:style-name="P3">apply the specific stash</text:p>
      <text:p text:style-name="P3">git stash apply stash@{0}</text:p>
      <text:p text:style-name="P3"/>
      <text:p text:style-name="P3">drop the stash</text:p>
      <text:p text:style-name="P3">git stash drop</text:p>
      <text:p text:style-name="P3"/>
      <text:p text:style-name="P3">apply and drop the stash</text:p>
      <text:p text:style-name="P3">git stash pop</text:p>
      <text:p text:style-name="P3"/>
      <text:p text:style-name="P3">apply the stash to a specific branch</text:p>
      <text:p text:style-name="P3">git stash apply stash@{0} &lt;branch-name&gt;</text:p>
      <text:p text:style-name="P3"/>
      <text:p text:style-name="P3">Clear the stash</text:p>
      <text:p text:style-name="P3">git stash clear</text:p>
      <text:p text:style-name="P3"><text:soft-page-break/></text:p>
      <text:p text:style-name="P3">Git Tags</text:p>
      <text:p text:style-name="P3">git tag -a &lt;tagname&gt; -m "message"</text:p>
      <text:p text:style-name="P3">This command creates a new tag with the specified name. The tag will be attached to the current commit.</text:p>
      <text:p text:style-name="P3"/>
      <text:p text:style-name="P3">git tag -a &lt;tag-name&gt; -m "Release 1.0"</text:p>
      <text:p text:style-name="P3">This command creates an annotated tag with the specified name and message. The tag will be attached to the current commit.</text:p>
      <text:p text:style-name="P3"/>
      <text:p text:style-name="P3">git tag</text:p>
      <text:p text:style-name="P3">This command lists all the tags in your repository.</text:p>
      <text:p text:style-name="P3"/>
      <text:p text:style-name="P3">git tag &lt;tag-name&gt; &lt;commit-hash&gt;</text:p>
      <text:p text:style-name="P3">You can tag a specific commit</text:p>
      <text:p text:style-name="P3"/>
      <text:p text:style-name="P3">git tag -d &lt;tag-name&gt;</text:p>
      <text:p text:style-name="P3">You can delete a tag</text:p>
      <text:p text:style-name="P3"/>
      <text:p text:style-name="P3">git push origin &lt;tag-name&gt;</text:p>
      <text:p text:style-name="P3">push tags to a remote repository</text:p>
      <text:p text:style-name="P3"/>
      <text:p text:style-name="P3">git push origin :&lt;tag-name&gt;</text:p>
      <text:p text:style-name="P3">delete a tag on a remote repository</text:p>
      <text:p text:style-name="P3"><text:soft-page-break/></text:p>
      <text:p text:style-name="P3">Git rebase</text:p>
      <text:p text:style-name="P3">Git rebase is a powerful Git feature used to change the base of a branch.</text:p>
      <text:p text:style-name="P3">It effectively allows you to move a branch to a new starting point, usually a different commit, by “replaying” the commits from the original base onto the new base.</text:p>
      <text:p text:style-name="P3">This can be useful for keeping a cleaner, linear project history.</text:p>
      <text:p text:style-name="P3"/>
      <text:p text:style-name="P3">Some people like to use rebase over the merge command because it allows you to keep the commit history cleaner and easier to understand.</text:p>
      <text:p text:style-name="P3">It also allows you to make changes to the code without affecting the original branch.</text:p>
      <text:p text:style-name="P3"/>
      <text:p text:style-name="P3">work on two branches</text:p>
      <text:p text:style-name="P3">checkout to branch other than master</text:p>
      <text:p text:style-name="P3">git rebase &lt;branch-name&gt;</text:p>
      <text:p text:style-name="P3">To realign the base of a branch</text:p>
      <text:p text:style-name="P3"/>
      <text:p text:style-name="P3">Git reflog is a command that shows you the history of your commits.</text:p>
      <text:p text:style-name="P3">It allows you to see the changes that you have made to your repository over time. This can be useful for debugging and understanding the history of your project.</text:p>
      <text:p text:style-name="P3"/>
      <text:p text:style-name="P3"><text:soft-page-break/>git reflog</text:p>
      <text:p text:style-name="P3">This will show you the history of your commits. You can use the number at the end of each line to access the commit that you want to view.</text:p>
      <text:p text:style-name="P3"/>
      <text:p text:style-name="P3">git reflog &lt;commit-hash&gt;</text:p>
      <text:p text:style-name="P3">find a specific commit</text:p>
      <text:p text:style-name="P3"/>
      <text:p text:style-name="P3">Recover lost commits or changes</text:p>
      <text:p text:style-name="P3">git reset --hard &lt;commit-hash&gt;</text:p>
      <text:p text:style-name="P3">give the commit hash on which you want to go back</text:p>
      <text:p text:style-name="P3"/>
      <text:p text:style-name="P3">git reflog &lt;commit-hash&gt;</text:p>
      <text:p text:style-name="P3">git reset --hard HEAD@{1}</text:p>
      <text:p text:style-name="P3">you can use HEAD@{n} to reset to the nth commit before the one you want to reset to.</text:p>
      <text:p text:style-name="P3"/>
      <text:p text:style-name="P3">GitHub</text:p>
      <text:p text:style-name="P3">ssh-keygen -t rsa -b 4096 -C "moghalakrambaig8@gmail.com"</text:p>
      <text:p text:style-name="P3"/>
      <text:p text:style-name="P3">check the remote url setting</text:p>
      <text:p text:style-name="P3">git remote -v</text:p>
      <text:p text:style-name="P3"/>
      <text:p text:style-name="P3">add a remote repository</text:p>
      <text:p text:style-name="P3">git remote add origin &lt;remote-url&gt;</text:p>
      <text:p text:style-name="P3"><text:soft-page-break/></text:p>
      <text:p text:style-name="P3">Push code to remote repository</text:p>
      <text:p text:style-name="P3">git push origin main</text:p>
      <text:p text:style-name="P3"/>
      <text:p text:style-name="P3">Setup an upstream remote</text:p>
      <text:p text:style-name="P3">Setting up an upstream remote is useful when you want to keep your local repository up to date with the remote repository.</text:p>
      <text:p text:style-name="P3">It allows you to fetch and merge changes from the remote repository into your local repository.</text:p>
      <text:p text:style-name="P3">git remote add upstream &lt;remote-url&gt; or git remote add -u &lt;remote-url&gt;</text:p>
      <text:p text:style-name="P3"/>
      <text:p text:style-name="P3">This will set up an upstream remote and push your code to the remote repository.</text:p>
      <text:p text:style-name="P3">git push -u origin main</text:p>
      <text:p text:style-name="P3"/>
      <text:p text:style-name="P3"/>
      <text:p text:style-name="P3"/>
      <text:p text:style-name="P3">Git treats everything as an object and Everything is stored as an object and each object is identified by a unique hash code.</text:p>
      <text:p text:style-name="P3">Every commit has its own hash value</text:p>
      <text:p text:style-name="P3">The commit objects are stored in .git folder.</text:p>
      <text:p text:style-name="P3"/>
      <text:p text:style-name="P3">Git Snapshots</text:p>
      <text:p text:style-name="P3">A git snapshot is a point in time in the history of your code.</text:p>
      <text:p text:style-name="P3"><text:soft-page-break/>It represents a specific version of your code, including all the files and folders that were present at that time.</text:p>
      <text:p text:style-name="P3">Each snapshot is identified by a unique hash code, which is a string of characters that represents the contents of the snapshot.</text:p>
      <text:p text:style-name="P3"/>
      <text:p text:style-name="P3"/>
      <text:p text:style-name="P3">Three pillars that git uses to stores objects</text:p>
      <text:p text:style-name="P3">Commit Object</text:p>
      <text:p text:style-name="P3">Tree Object</text:p>
      <text:p text:style-name="P3">Blob Object</text:p>
      <text:p text:style-name="P3"/>
      <text:p text:style-name="P3"/>
      <text:p text:style-name="P3">Commit Object</text:p>
      <text:p text:style-name="P3">Each commit in the project is stored in .git folder in the form of a commit object. A commit object contains the following information:</text:p>
      <text:p text:style-name="P3"/>
      <text:p text:style-name="P3">Tree Object</text:p>
      <text:p text:style-name="P3">Parent Commit Object</text:p>
      <text:p text:style-name="P3">Author</text:p>
      <text:p text:style-name="P3">Committer</text:p>
      <text:p text:style-name="P3">Commit Message</text:p>
      <text:p text:style-name="P3"/>
      <text:p text:style-name="P3">Tree Object</text:p>
      <text:p text:style-name="P3">Tree Object is a container for all the files and folders in the project. It contains the following information:</text:p>
      <text:p text:style-name="P3"><text:soft-page-break/></text:p>
      <text:p text:style-name="P3">File Mode</text:p>
      <text:p text:style-name="P3">File Name</text:p>
      <text:p text:style-name="P3">File Hash</text:p>
      <text:p text:style-name="P3">Parent Tree Object</text:p>
      <text:p text:style-name="P3">Everything is stored as key-value pairs in the tree object. The key is the file name and the value is the file hash.</text:p>
      <text:p text:style-name="P3"/>
      <text:p text:style-name="P3">Blob Object</text:p>
      <text:p text:style-name="P3">Blob Object is present in the tree object and contains the actual file content. This is the place where the file content is stored.</text:p>
      <text:p text:style-name="P3"/>
      <text:p text:style-name="P3">git show -s --pretty=raw &lt;commit-hash&gt;</text:p>
      <text:p text:style-name="P3">To display the Commit Object info</text:p>
      <text:p text:style-name="P3"/>
      <text:p text:style-name="P3">git ls-tree &lt;tree-id&gt;</text:p>
      <text:p text:style-name="P3">To display the Tree Object info</text:p>
      <text:p text:style-name="P3"/>
      <text:p text:style-name="P3">git show &lt;blob-id&gt;</text:p>
      <text:p text:style-name="P3">To get the Blob Object.</text:p>
      <text:p text:style-name="P3"/>
      <text:p text:style-name="P3">git ls-tree 06cac5498b07be76623c255af5a0c053883cc2c5</text:p>
      <text:p text:style-name="P3"/>
      <text:p text:style-name="P3">git show 9fa2b4a81494400a6a5007173704806c87a6ca34</text:p>
      <text:p text:style-name="P3"><text:soft-page-break/></text:p>
      <text:p text:style-name="P3">git restore</text:p>
      <text:p text:style-name="P3">To unstage the staged files and to restore uncommited chang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2T09:46:12.334000000</meta:creation-date>
    <dc:date>2025-01-04T13:49:35.438000000</dc:date>
    <meta:editing-duration>PT42M5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18" meta:paragraph-count="237" meta:word-count="2134" meta:character-count="11869" meta:non-whitespace-character-count="9932"/>
  </office:meta>
</office:document-meta>
</file>